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P2">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2">BPMN definuje Business Process Diagram (BPD), ktorý graficky znázorňuje postupnosti firemných procesov. Objekty zachytené v grafe reprezentujú aktivity a orientované hrany naznačujú poradie ich vykonania. </text:p>
      <text:p text:style-name="P2"/>
      <text:p text:style-name="P2">\subsection{Rozdelenie objektov v BPMN}</text:p>
      <text:p text:style-name="P2">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 <text:s/>Flow Objects </text:p>
      <text:p text:style-name="Standard">• <text:s/>Connecting Objects </text:p>
      <text:p text:style-name="Standard">• <text:s/>Swimlanes </text:p>
      <text:p text:style-name="Standard">• <text:s/>Artifac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1T15:49:37</dc:date>
    <dc:creator>Miroslav Ligas</dc:creator>
    <meta:editing-duration>PT07H54M39S</meta:editing-duration>
    <meta:editing-cycles>7</meta:editing-cycles>
    <meta:generator>OpenOffice.org/3.0$Linux OpenOffice.org_project/300m15$Build-9379</meta:generator>
    <meta:document-statistic meta:table-count="0" meta:image-count="0" meta:object-count="0" meta:page-count="2" meta:paragraph-count="20" meta:word-count="691" meta:character-count="5083"/>
    <meta:user-defined meta:name="Info 1"/>
    <meta:user-defined meta:name="Info 2"/>
    <meta:user-defined meta:name="Info 3"/>
    <meta:user-defined meta:name="Info 4"/>
  </office:meta>
</office:document-meta>
</file>